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0.199cm" fo:margin-top="0cm" fo:margin-bottom="0cm" table:align="left"/>
    </style:style>
    <style:style style:name="Table1.A" style:family="table-column">
      <style:table-column-properties style:column-width="0.739cm"/>
    </style:style>
    <style:style style:name="Table1.C" style:family="table-column">
      <style:table-column-properties style:column-width="0.737cm"/>
    </style:style>
    <style:style style:name="Table1.D" style:family="table-column">
      <style:table-column-properties style:column-width="0.743cm"/>
    </style:style>
    <style:style style:name="Table1.G" style:family="table-column">
      <style:table-column-properties style:column-width="0.741cm"/>
    </style:style>
    <style:style style:name="Table1.J" style:family="table-column">
      <style:table-column-properties style:column-width="0.746cm"/>
    </style:style>
    <style:style style:name="Table1.K" style:family="table-column">
      <style:table-column-properties style:column-width="0.734cm"/>
    </style:style>
    <style:style style:name="Table1.P" style:family="table-column">
      <style:table-column-properties style:column-width="0.736cm"/>
    </style:style>
    <style:style style:name="Table1.Q" style:family="table-column">
      <style:table-column-properties style:column-width="0.744cm"/>
    </style:style>
    <style:style style:name="Table1.1" style:family="table-row">
      <style:table-row-properties style:min-row-height="0.46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" style:family="table">
      <style:table-properties style:width="17.542cm" fo:margin-left="1.27cm" fo:margin-top="0cm" fo:margin-bottom="0cm" table:align="left"/>
    </style:style>
    <style:style style:name="Table2.A" style:family="table-column">
      <style:table-column-properties style:column-width="6.137cm"/>
    </style:style>
    <style:style style:name="Table2.B" style:family="table-column">
      <style:table-column-properties style:column-width="5.609cm"/>
    </style:style>
    <style:style style:name="Table2.C" style:family="table-column">
      <style:table-column-properties style:column-width="5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none"/>
    </style:style>
    <style:style style:name="Table3" style:family="table">
      <style:table-properties style:width="17.572cm" fo:margin-left="1.27cm" fo:margin-top="0cm" fo:margin-bottom="0cm" table:align="left"/>
    </style:style>
    <style:style style:name="Table3.A" style:family="table-column">
      <style:table-column-properties style:column-width="5.995cm"/>
    </style:style>
    <style:style style:name="Table3.B" style:family="table-column">
      <style:table-column-properties style:column-width="5.798cm"/>
    </style:style>
    <style:style style:name="Table3.C" style:family="table-column">
      <style:table-column-properties style:column-width="5.77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none"/>
    </style:style>
    <style:style style:name="Table4" style:family="table">
      <style:table-properties style:width="15.836cm" fo:margin-left="1.279cm" fo:margin-top="0cm" fo:margin-bottom="0cm" table:align="left"/>
    </style:style>
    <style:style style:name="Table4.A" style:family="table-column">
      <style:table-column-properties style:column-width="2.909cm"/>
    </style:style>
    <style:style style:name="Table4.B" style:family="table-column">
      <style:table-column-properties style:column-width="2.581cm"/>
    </style:style>
    <style:style style:name="Table4.C" style:family="table-column">
      <style:table-column-properties style:column-width="2.589cm"/>
    </style:style>
    <style:style style:name="Table4.D" style:family="table-column">
      <style:table-column-properties style:column-width="2.586cm"/>
    </style:style>
    <style:style style:name="Table4.E" style:family="table-column">
      <style:table-column-properties style:column-width="2.584cm"/>
    </style:style>
    <style:style style:name="Table4.F" style:family="table-column">
      <style:table-column-properties style:column-width="2.588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orphans="2" fo:widows="2"/>
    </style:style>
    <style:style style:name="P2" style:family="paragraph" style:parent-style-name="Standard">
      <style:paragraph-properties>
        <style:tab-stops>
          <style:tab-stop style:position="3.122cm"/>
        </style:tab-stops>
      </style:paragraph-properties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 fo:orphans="2" fo:widows="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7pt" style:font-size-asian="7pt" style:font-size-complex="7pt"/>
    </style:style>
    <style:style style:name="P5" style:family="paragraph" style:parent-style-name="Standard">
      <style:paragraph-properties fo:margin-top="0cm" fo:margin-bottom="0cm" style:contextual-spacing="false" fo:line-height="100%" fo:orphans="2" fo:widows="2"/>
      <style:text-properties fo:font-weight="bold" style:font-weight-asian="bold"/>
    </style:style>
    <style:style style:name="P6" style:family="paragraph" style:parent-style-name="Footer">
      <style:text-properties officeooo:rsid="00219501" officeooo:paragraph-rsid="0021950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249a16" style:font-name-asian="Times New Roman1" style:font-size-asian="10pt" style:font-style-asian="normal" style:font-weight-asian="normal" style:font-name-complex="Times New Roman1" style:font-size-complex="10pt"/>
    </style:style>
    <style:style style:name="P10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2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5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e751b" officeooo:paragraph-rsid="001e751b" style:font-name-asian="Times New Roman1" style:font-size-asian="10pt" style:font-style-asian="normal" style:font-weight-asian="normal" style:font-name-complex="Times New Roman1" style:font-size-complex="10pt"/>
    </style:style>
    <style:style style:name="P16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e751b" officeooo:paragraph-rsid="001e751b" style:font-name-asian="Times New Roman1" style:font-size-asian="10pt" style:font-style-asian="normal" style:font-weight-asian="normal" style:font-name-complex="Times New Roman1" style:font-size-complex="10pt"/>
    </style:style>
    <style:style style:name="P17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e751b" officeooo:paragraph-rsid="001fb5e8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fb5e8" officeooo:paragraph-rsid="001fb5e8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7pt" style:font-size-asian="7pt" style:font-size-complex="7pt"/>
    </style:style>
    <style:style style:name="P21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22" style:family="paragraph" style:parent-style-name="Standard">
      <style:paragraph-properties fo:margin-top="0cm" fo:margin-bottom="0cm" style:contextual-spacing="false" fo:line-height="100%" fo:orphans="2" fo:widows="2"/>
      <style:text-properties fo:font-weight="bold" style:font-weight-asian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" style:family="text">
      <style:text-properties officeooo:rsid="001fb5e8"/>
    </style:style>
    <style:style style:name="T4" style:family="text">
      <style:text-properties officeooo:rsid="00214729"/>
    </style:style>
    <style:style style:name="T5" style:family="text">
      <style:text-properties officeooo:rsid="00249a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column table:style-name="Table1.C"/>
        <table:table-column table:style-name="Table1.G"/>
        <table:table-column table:style-name="Table1.J"/>
        <table:table-column table:style-name="Table1.K"/>
        <table:table-column table:style-name="Table1.J"/>
        <table:table-column table:style-name="Table1.K"/>
        <table:table-column table:style-name="Table1.J"/>
        <table:table-column table:style-name="Table1.A"/>
        <table:table-column table:style-name="Table1.P"/>
        <table:table-column table:style-name="Table1.Q"/>
        <table:table-column table:style-name="Table1.P"/>
        <table:table-column table:style-name="Table1.Q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4">Pr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4">19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4">24</text:p>
          </table:table-cell>
        </table:table-row>
        <table:table-row table:style-name="Table1.1"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8</text:p>
          </table:table-cell>
        </table:table-row>
        <table:table-row table:style-name="Table1.1">
          <table:table-cell table:style-name="Table1.A1" office:value-type="string">
            <text:p text:style-name="P4">Pu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>Pr = Número de pregunta; V = Valor o puntuación de la pregunta; Pu = Puntuación obtenida en la pregunta</text:p>
      <text:p text:style-name="Standard">Responde a las siguientes cuestiones:</text:p>
      <text:list xml:id="list142231417" text:style-name="WWNum1">
        <text:list-item>
          <text:p text:style-name="P11">Explica brevemente los siete niveles OSI. No olvides explicar los subniveles LLC y MAC del nivel de enlace.</text:p>
          <text:p text:style-name="P15">Los siete niveles del OSI se dividen por los siguientes:</text:p>
        </text:list-item>
      </text:list>
      <text:p text:style-name="P16">Nivel Físico (1)</text:p>
      <text:p text:style-name="P17">Se entendería como la <text:span text:style-name="T3">forma de enviar las señales por un medio físico de comunicación (ej <text:s/>= un cable o el aire(wifi))</text:span></text:p>
      <text:p text:style-name="P17"/>
      <text:p text:style-name="P17"><text:span text:style-name="T3">Nivel de enlace(2)</text:span></text:p>
      <text:p text:style-name="P17"><text:span text:style-name="T3">Es el encargado de enviar los <text:s/>pequeños paquetes de información <text:s/>de forma correcta <text:s text:c="2"/>a través de nivel físico.</text:span></text:p>
      <text:p text:style-name="P18">Al solo preocuparse de que llegue de un extremo a otro del medio lo hace un medio de transmisión fiable</text:p>
      <text:p text:style-name="P18">se divide en otros 2 subniveles:</text:p>
      <text:p text:style-name="P18"/>
      <text:p text:style-name="P18">LLC = Control de enlace lógico (Logical Link Control)</text:p>
      <text:p text:style-name="P18">Se encarga de que la trama llegue correctamente entre dos equipos conectados directamente , suele utilizar un sistema de codificación con detección y corrección de errores si hay errores claro.</text:p>
      <text:p text:style-name="P18"/>
      <text:p text:style-name="P18">MAC = Control de acceso al medio (Medium Access Control)</text:p>
      <text:p text:style-name="P18">Si el medio de transmisión es compartido (caso de Ethernet), esta capa debe controlar el acceso al mismo (colisiones)</text:p>
      <text:p text:style-name="P18"/>
      <text:p text:style-name="P18">Nivel de red (3)</text:p>
      <text:p text:style-name="P18">También conocidos como los datagramas a los paquetes de datos este se encarga del enrutamiento (encaminamiento) de los paquetes de datos.</text:p>
      <text:p text:style-name="P18"/>
      <text:p text:style-name="P18">Nivel de transporte (4)</text:p>
      <text:p text:style-name="P18">En el extremo origen:</text:p>
      <text:p text:style-name="P18">La capa de transporte recibe información de la capa superior Part<text:span text:style-name="T4">iendola</text:span> en pedacitos el paquete de información <text:span text:style-name="T4">a lo que a</text:span></text:p>
      <text:p text:style-name="P18"><text:span text:style-name="T4">c</text:span>ada pedazo se lo da a la capa de red para que lo haga llegar a su destino saltando de un nodo a otro de la red</text:p>
      <text:p text:style-name="P18"/>
      <text:p text:style-name="P18">En el extremo destino:</text:p>
      <text:p text:style-name="P18">Puede que partes no lleguen en orden, que se pierdan o que incluso lleguen duplicadas</text:p>
      <text:p text:style-name="P18">Por eso, la capa de transporte en el destino ordena los pedazos y solicita de nuevo los pedazos que no llegaron</text:p>
      <text:p text:style-name="P18">De esta forma, se recompone el paquete de información original</text:p>
      <text:p text:style-name="P18"/>
      <text:p text:style-name="P18">Nivel de sesión (5)</text:p>
      <text:p text:style-name="P18">Se encarga de establecer los mecanismos para el diálogo entre las aplicaciones que se están comunicando<text:span text:style-name="T4">(se entiende como sesión un dialogo en cual tiene un origen y un destino) , esti solo tiene sentido si la nuesta comunicación es <text:s/>“orientada a conexión”</text:span></text:p>
      <text:p text:style-name="P18"/>
      <text:p text:style-name="P18">Nivel de presentación (6)</text:p>
      <text:p text:style-name="P18">Se encarga de adaptar los datos de un sistema a otro, teniendo en cuenta que el formato de uno y otro puede ser diferente</text:p>
      <text:p text:style-name="P18">La idea es adaptar los datos a un sistema estándar acordado entre las partes</text:p>
      <text:p text:style-name="P18"/>
      <text:p text:style-name="P18">Nivel de aplicación (7)</text:p>
      <text:p text:style-name="P18"/>
      <text:p text:style-name="P18">Se encarga de proporcionar los mecanismos para que cualquier aplicación (programa) pueda comunicarse con una aplicación en un ordenador remoto por medio de la red utilizando todos los niveles.</text:p>
      <text:p text:style-name="P18"/>
      <text:p text:style-name="P18"/>
      <text:p text:style-name="P18"/>
      <text:list xml:id="list194854987274250" text:continue-numbering="true" text:style-name="WWNum1">
        <text:list-header>
          <text:p text:style-name="P12"><text:soft-page-break/></text:p>
        </text:list-header>
        <text:list-item>
          <text:p text:style-name="P14">Indica a qué nivel o niveles de la arquitectura OSI corresponden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94853572806593" text:continue-numbering="true" text:style-name="WWNum1">
              <text:list-item>
                <text:list>
                  <text:list-item>
                    <text:p text:style-name="P8">Ethernet <text:span text:style-name="T5">(nivel 2)</text:span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94854708953471" text:continue-numbering="true" text:style-name="WWNum1">
              <text:list-item>
                <text:list>
                  <text:list-item>
                    <text:p text:style-name="P8">IP <text:span text:style-name="T5">(nivel 3)</text:span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94854615817904" text:continue-numbering="true" text:style-name="WWNum1">
              <text:list-item>
                <text:list>
                  <text:list-item>
                    <text:p text:style-name="P9">ICMP <text:span text:style-name="T5">(nivel 3)</text:span>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94853508675936" text:continue-numbering="true" text:style-name="WWNum1">
              <text:list-item>
                <text:list>
                  <text:list-item>
                    <text:p text:style-name="P8">TCP <text:span text:style-name="T5">(nivel 4)</text:span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94854958035631" text:continue-numbering="true" text:style-name="WWNum1">
              <text:list-item>
                <text:list>
                  <text:list-item>
                    <text:p text:style-name="P8">UDP <text:span text:style-name="T5">(nivel 4)</text:span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94853594135289" text:continue-numbering="true" text:style-name="WWNum1">
              <text:list-item>
                <text:list>
                  <text:list-item>
                    <text:p text:style-name="P8">HTTP <text:span text:style-name="T5">(nivel 7)</text:span>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94853523733359" text:continue-numbering="true" text:style-name="WWNum1">
              <text:list-item>
                <text:list>
                  <text:list-item>
                    <text:p text:style-name="P8">WIFI <text:span text:style-name="T5">(nivel 1)</text:span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94853369014414" text:continue-numbering="true" text:style-name="WWNum1">
              <text:list-item>
                <text:list>
                  <text:list-item>
                    <text:p text:style-name="P8">ARP <text:span text:style-name="T5">(nivel 2) </text:span></text:p>
                    <text:p text:style-name="P10"/>
                  </text:list-item>
                </text:list>
              </text:list-item>
            </text:list>
          </table:table-cell>
          <table:table-cell table:style-name="Table2.A1" office:value-type="string">
            <text:p text:style-name="P1"/>
          </table:table-cell>
        </table:table-row>
      </table:table>
      <text:list xml:id="list194855050153584" text:continue-numbering="true" text:style-name="WWNum1">
        <text:list-item>
          <text:p text:style-name="P11">¿Qué protocolos establece TCP/IP en el nivel físico (nivel 1)? ¿Y en el de enlace (nivel 2)?</text:p>
          <text:p text:style-name="P13"/>
        </text:list-item>
        <text:list-item>
          <text:p text:style-name="P11">¿Para qué se utiliza el campo “Tiempo de vida” (TTL, Time To Live) en la cabecera de un paquete IP?</text:p>
        </text:list-item>
        <text:list-item>
          <text:p text:style-name="P11">Explica qué determinan los puertos de origen y de destino en los paquetes TCP y UDP.</text:p>
        </text:list-item>
        <text:list-item>
          <text:p text:style-name="P11">Explica las diferencias entre TCP y UDP.</text:p>
        </text:list-item>
        <text:list-item>
          <text:p text:style-name="P11">Explica las topologías de LAN de bus y de anillo, e indica las ventajas y desventajas de una y otra.</text:p>
        </text:list-item>
        <text:list-item>
          <text:p text:style-name="P11">¿Qué es más seguro, un hub o un switch? Explica la respuesta.</text:p>
        </text:list-item>
        <text:list-item>
          <text:p text:style-name="P11">Explica cómo comprobarías si hay conexión entre dos ordenadores en una misma red y si ambos disponen de acceso a Internet.</text:p>
        </text:list-item>
        <text:list-item>
          <text:p text:style-name="P11">Explica cómo comprobarías los puertos que tiene abierto tu PC.</text:p>
        </text:list-item>
        <text:list-item>
          <text:p text:style-name="P11">Explica qué harías para determinar el nombre DNS de un equipo a partir de su dirección IP.</text:p>
        </text:list-item>
        <text:list-item>
          <text:p text:style-name="P12">Indica el nivel OSI en el que trabajan los siguientes dispositivos de red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list xml:id="list194853463818543" text:continue-numbering="true" text:style-name="WWNum1">
              <text:list-item>
                <text:list>
                  <text:list-item>
                    <text:p text:style-name="P8">Hub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194855237496558" text:continue-numbering="true" text:style-name="WWNum1">
              <text:list-item>
                <text:list>
                  <text:list-item>
                    <text:p text:style-name="P8">Switch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194853430765797" text:continue-numbering="true" text:style-name="WWNum1">
              <text:list-item>
                <text:list>
                  <text:list-item>
                    <text:p text:style-name="P8">Router</text:p>
                  </text:list-item>
                </text:list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94853826444703" text:continue-numbering="true" text:style-name="WWNum1">
              <text:list-item>
                <text:list>
                  <text:list-item>
                    <text:p text:style-name="P8">Firewall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194853564014854" text:continue-numbering="true" text:style-name="WWNum1">
              <text:list-item>
                <text:list>
                  <text:list-item>
                    <text:p text:style-name="P8">NIC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194855255998817" text:continue-numbering="true" text:style-name="WWNum1">
              <text:list-item>
                <text:list>
                  <text:list-item>
                    <text:p text:style-name="P8">WAP</text:p>
                  </text:list-item>
                </text:list>
              </text:list-item>
            </text:list>
          </table:table-cell>
        </table:table-row>
      </table:table>
      <text:list xml:id="list194853911870469" text:continue-numbering="true" text:style-name="WWNum1">
        <text:list-item>
          <text:p text:style-name="P11">Enumera tres medios de transmisión físicos de datos.</text:p>
        </text:list-item>
        <text:list-item>
          <text:p text:style-name="P11">En una red Ethernet, en 100BASE-T (Fast Ethernet), ¿podemos conectar directamente un ordenador con otro sin necesidad de dispositivos intermedios (es decir, sin usar hub ni switch)? Explica la respuesta.</text:p>
        </text:list-item>
        <text:list-item>
          <text:p text:style-name="P11">¿Qué es una dirección MAC y por qué se llama así?</text:p>
        </text:list-item>
        <text:list-item>
          <text:p text:style-name="P11">Si enviamos una trama a la dirección MAC de destino “FF:FF:FF:FF:FF:FF”, ¿a quién va dirigida? ¿Cómo se llama esa dirección?</text:p>
        </text:list-item>
        <text:list-item>
          <text:p text:style-name="P11">¿Cómo podemos saber el fabricante de una tarjeta de red a partir de su MAC?</text:p>
        </text:list-item>
        <text:list-item>
          <text:p text:style-name="P11">¿Qué problemas podemos tener si hay dos direcciones MAC iguales en la misma red? Explica la respuesta.</text:p>
        </text:list-item>
        <text:list-item>
          <text:p text:style-name="P11">Explica cómo funciona el protocolo Ethernet (IEEE 802.3).</text:p>
        </text:list-item>
        <text:list-item>
          <text:p text:style-name="P11">Explica cómo un ordenador en una red con TCP/IP sobre Ethernet puede saber la dirección MAC de un ordenador a partir de su dirección IP.</text:p>
        </text:list-item>
        <text:list-item>
          <text:p text:style-name="P11">Explica cómo un ordenador en una red local con TCP/IP determina si la información se queda en su red o si debe enviarla a otra red.</text:p>
        </text:list-item>
        <text:list-item>
          <text:p text:style-name="P21"><text:span text:style-name="T1">Tres amigotes quieren jugar una partida al “Age of Empires” (juego de estrategia en tiempo real desarrollado por Microsoft) en la red de la casa de uno de ellos, y no tienen ningún tipo de infraestructura. Lo único que tienen son los ordenadores: un ordenador de sobremesa con interfaz Fast Ethernet y dos portátiles con interfaz WiFi. Enumera los componentes de red físicos que necesitan comprar para conectar los cinco ordenadores y que puedan machacar imperios (virtualmente hablando). </text:span><text:span text:style-name="T2">Dibuja un esquema de la red con todas las piezas adquiridas</text:span><text:span text:style-name="T1">.</text:span></text:p>
        </text:list-item>
        <text:list-item>
          <text:p text:style-name="P11">Explica para qué sirve un NAT (Network Address Translator).</text:p>
        </text:list-item>
        <text:list-item>
          <text:p text:style-name="P12">Determina cuáles de los siguientes equipos están en la misma red y explica la respuesta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Ordenador A</text:p>
          </table:table-cell>
          <table:table-cell table:style-name="Table4.A1" office:value-type="string">
            <text:p text:style-name="P5">Ordenador B</text:p>
          </table:table-cell>
          <table:table-cell table:style-name="Table4.A1" office:value-type="string">
            <text:p text:style-name="P5">Ordenador C</text:p>
          </table:table-cell>
          <table:table-cell table:style-name="Table4.A1" office:value-type="string">
            <text:p text:style-name="P5">Ordenador D</text:p>
          </table:table-cell>
          <table:table-cell table:style-name="Table4.A1" office:value-type="string">
            <text:p text:style-name="P5">Ordenador E</text:p>
          </table:table-cell>
        </table:table-row>
        <table:table-row table:style-name="Table4.1">
          <table:table-cell table:style-name="Table4.A1" office:value-type="string">
            <text:p text:style-name="P5">Dirección IP</text:p>
          </table:table-cell>
          <table:table-cell table:style-name="Table4.A1" office:value-type="string">
            <text:p text:style-name="P1">192.168.2.38</text:p>
          </table:table-cell>
          <table:table-cell table:style-name="Table4.A1" office:value-type="string">
            <text:p text:style-name="P1">192.168.1.105</text:p>
          </table:table-cell>
          <table:table-cell table:style-name="Table4.A1" office:value-type="string">
            <text:p text:style-name="P1">192.168.3.105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5">Máscara de red</text:p>
          </table:table-cell>
          <table:table-cell table:style-name="Table4.A1" office:value-type="string">
            <text:p text:style-name="P1">255.255.254.0</text:p>
          </table:table-cell>
          <table:table-cell table:style-name="Table4.A1" office:value-type="string">
            <text:p text:style-name="P1">255.255.254.0</text:p>
          </table:table-cell>
          <table:table-cell table:style-name="Table4.A1" office:value-type="string">
            <text:p text:style-name="P1">255.255.254.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keep-with-next="always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Footer">
      <style:text-properties officeooo:rsid="00219501" officeooo:paragraph-rsid="00219501"/>
    </style:style>
    <style:page-layout style:name="Mpm1">
      <style:page-layout-properties fo:page-width="21.001cm" fo:page-height="29.7cm" style:num-format="1" style:print-orientation="portrait" fo:margin-top="0.801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69cm" fo:margin-left="0cm" fo:margin-right="0cm" fo:margin-bottom="0.369cm" style:dynamic-spacing="tru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DAM-SSF</text:p>
        <text:p text:style-name="MP1">UT3: Redes de ordenadores</text:p>
      </style:header>
      <style:footer>
        <text:p text:style-name="MP2">Christopher Arauj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04-23T19:48:53.105000000</dc:date>
    <meta:editing-duration>PT17M43S</meta:editing-duration>
    <meta:editing-cycles>3</meta:editing-cycles>
    <meta:document-statistic meta:table-count="4" meta:image-count="0" meta:object-count="0" meta:page-count="2" meta:paragraph-count="137" meta:word-count="1034" meta:character-count="5596" meta:non-whitespace-character-count="4730"/>
  </office:meta>
</office:document-meta>
</file>